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ize="14pt" officeooo:rsid="00028752" officeooo:paragraph-rsid="0000e0df" style:font-size-asian="14pt" style:font-size-complex="14pt"/>
    </style:style>
    <style:style style:name="P2" style:family="paragraph" style:parent-style-name="Text_20_body">
      <style:text-properties officeooo:paragraph-rsid="0000e0df"/>
    </style:style>
    <style:style style:name="P3" style:family="paragraph" style:parent-style-name="Heading_20_1">
      <style:text-properties officeooo:rsid="00028752" officeooo:paragraph-rsid="0000e0df"/>
    </style:style>
    <style:style style:name="T1" style:family="text">
      <style:text-properties officeooo:rsid="00028752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Heater Controller Example </text:h>
      <text:p text:style-name="P1"><text:a xlink:type="simple" xlink:href="http://wiki.event-b.org/index.php/Development_of_a_Heating_Controller_System"><text:span text:style-name="T3">http://wiki.event-b.org/index.php/Development_of_a_Heating_Controller_System</text:span></text:a></text:p>
      <text:h text:style-name="P3" text:outline-level="1">State-machine Code Generation</text:h>
      <text:p text:style-name="P2"><text:span text:style-name="T1"/></text:p>
      <text:p text:style-name="P2"><text:a xlink:type="simple" xlink:href="http://wiki.event-b.org/index.php/State-Machines_and_Code_Generation"><text:span text:style-name="T1">http://wiki.event-b.org/index.php/State-Machines_and_Code_Generation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5.7mm" style:writing-mode="page"/>
      <style:text-properties style:use-window-font-color="true" style:font-name="Liberation Serif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3-03-15T15:59:50</dc:date>
    <dc:creator>root </dc:creator>
    <meta:editing-duration>PT16M49S</meta:editing-duration>
    <meta:editing-cycles>3</meta:editing-cycles>
    <meta:document-statistic meta:table-count="0" meta:image-count="0" meta:object-count="0" meta:page-count="1" meta:paragraph-count="4" meta:word-count="8" meta:character-count="199" meta:non-whitespace-character-count="194"/>
  </office:meta>
</office:document-meta>
</file>